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10cb51"/>
    </style:style>
    <style:style style:name="T1" style:family="text">
      <style:text-properties officeooo:rsid="0010cb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安装<text:span text:style-name="T1">MAGMA</text:span></text:p>
      <text:p text:style-name="P1">安装 <text:span text:style-name="T1"><text:s/>C/C++ compiler, Fortran compiler, and where CUDA, CPU BLAS, and LAPACK</text:span></text:p>
      <text:p text:style-name="P1">一般前两个是自动安装的，特别要检查一下 <text:span text:style-name="T1">Fortran compiler要安装gfortran</text:span></text:p>
      <text:p text:style-name="P1">安装cblas网上教程或者看压缩包里的readme</text:p>
      <text:p text:style-name="P1">安装lapack，网上教程完全不对，要按照cmake安装的方法来安装</text:p>
      <text:p text:style-name="P1">sudo mkdir build</text:p>
      <text:p text:style-name="P1">cd build</text:p>
      <text:p text:style-name="P1">sudo cmake ..</text:p>
      <text:p text:style-name="P1">sudo make</text:p>
      <text:p text:style-name="P1">sudo make install</text:p>
      <text:p text:style-name="P1">安装magma1.7.0</text:p>
      <text:p text:style-name="P1">选择解压文件夹下make.inc.cblas重命名為make.inc</text:p>
      <text:p text:style-name="P1">修改～/.bashrc文件中的<text:span text:style-name="T1">export CUDADIR=/usr/local/cuda</text:span></text:p>
      <text:p text:style-name="P1">回到目录中运行make（不要用sudo make）</text:p>
      <text:p text:style-name="P1">如果出现找不到nvcc</text:p>
      <text:p text:style-name="P1">在系统的etc目录下，有一个profile文件，编辑该文件： <text:line-break/>$ sudo gedit /etc/profile <text:line-break/>在最后加入PATH的设置如下： <text:line-break/>export PATH=”$PATH:your path1:your path2 ...” 把nvcc/bin目录加入</text:p>
      <text:p text:style-name="P1">使之生效source /etc/profile </text:p>
      <text:p text:style-name="P1">source ~/.bashrc</text:p>
      <text:p text:style-name="P1">make之后产生相关的libmagma.a libmagma.so</text:p>
      <text:p text:style-name="P1">将它们链接到你的cmakelists里的lib里即可使用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4T14:54:05.727939108</meta:creation-date>
    <dc:date>2015-12-24T15:08:01.014296544</dc:date>
    <meta:editing-duration>P0D</meta:editing-duration>
    <meta:editing-cycles>1</meta:editing-cycles>
    <meta:document-statistic meta:table-count="0" meta:image-count="0" meta:object-count="0" meta:page-count="1" meta:paragraph-count="20" meta:word-count="230" meta:character-count="615" meta:non-whitespace-character-count="572"/>
    <meta:generator>LibreOffice/4.2.8.2$Linux_X86_64 LibreOffice_project/420m0$Build-2</meta:generator>
  </office:meta>
</office:document-meta>
</file>